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2mm" svg:y="104.84mm">
            <draw:object draw:notify-on-update-of-ranges="Sheet1.A2:Sheet1.A22 Sheet1.B1:Sheet1.B1 Sheet1.B2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70.25mm" svg:y="104.12mm">
            <draw:object draw:notify-on-update-of-ranges="Sheet1.D2:Sheet1.D22 Sheet1.E1:Sheet1.E1 Sheet1.E2:Sheet1.E22 Sheet1.F1:Sheet1.F1 Sheet1.F2:Sheet1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9.99mm" svg:height="89.99mm" svg:x="169.33mm" svg:y="4.15mm">
            <draw:object draw:notify-on-update-of-ranges="Sheet1.D1:Sheet1.D1 Sheet1.D2:Sheet1.D22 Sheet1.G1:Sheet1.G1 Sheet1.G2:Sheet1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ce10"/>
        <table:table-column table:style-name="co1" table:number-columns-repeated="2" table:default-cell-style-name="ce6"/>
        <table:table-column table:style-name="co1" table:default-cell-style-name="ce10"/>
        <table:table-column table:style-name="co1" table:default-cell-style-name="ce6"/>
        <table:table-column table:style-name="co2" table:default-cell-style-name="ce6"/>
        <table:table-column table:style-name="co1" table:number-columns-repeated="1017" table:default-cell-style-name="ce6"/>
        <table:table-row table:style-name="ro1">
          <table:table-cell table:style-name="ce3" office:value-type="string" calcext:value-type="string">
            <text:p>Tempo</text:p>
          </table:table-cell>
          <table:table-cell table:style-name="ce7" office:value-type="string" calcext:value-type="string">
            <text:p>% UCP</text:p>
          </table:table-cell>
          <table:table-cell table:style-name="ce5"/>
          <table:table-cell table:style-name="ce3" office:value-type="string" calcext:value-type="string">
            <text:p>Tempo</text:p>
          </table:table-cell>
          <table:table-cell table:style-name="ce7" office:value-type="string" calcext:value-type="string">
            <text:p>% UCP</text:p>
          </table:table-cell>
          <table:table-cell table:style-name="ce3" office:value-type="string" calcext:value-type="string">
            <text:p>% Memória</text:p>
          </table:table-cell>
          <table:table-cell table:style-name="ce3" office:value-type="string" calcext:value-type="string">
            <text:p>Uso de Memória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,00</text:p>
          </table:table-cell>
          <table:table-cell table:style-name="ce5"/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[.F2]/100)*4000000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0.5" calcext:value-type="float">
            <text:p>0,5</text:p>
          </table:table-cell>
          <table:table-cell table:style-name="ce8" office:value-type="float" office:value="52" calcext:value-type="float">
            <text:p>52,00</text:p>
          </table:table-cell>
          <table:table-cell table:style-name="ce5"/>
          <table:table-cell table:style-name="ce4" office:value-type="float" office:value="0.5" calcext:value-type="float">
            <text:p>0,5</text:p>
          </table:table-cell>
          <table:table-cell table:style-name="ce8" office:value-type="float" office:value="52" calcext:value-type="float">
            <text:p>52,00</text:p>
          </table:table-cell>
          <table:table-cell table:style-name="ce4" office:value-type="float" office:value="3.6" calcext:value-type="float">
            <text:p>3,6</text:p>
          </table:table-cell>
          <table:table-cell table:style-name="ce4" table:formula="of:=([.F3]/100)*4000000" office:value-type="float" office:value="144000" calcext:value-type="float">
            <text:p>144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105" calcext:value-type="float">
            <text:p>105,00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8" office:value-type="float" office:value="55" calcext:value-type="float">
            <text:p>55,00</text:p>
          </table:table-cell>
          <table:table-cell table:style-name="ce4" office:value-type="float" office:value="7.3" calcext:value-type="float">
            <text:p>7,3</text:p>
          </table:table-cell>
          <table:table-cell table:style-name="ce4" table:formula="of:=([.F4]/100)*4000000" office:value-type="float" office:value="292000" calcext:value-type="float">
            <text:p>292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1.5" calcext:value-type="float">
            <text:p>1,5</text:p>
          </table:table-cell>
          <table:table-cell table:style-name="ce8" office:value-type="float" office:value="79.5" calcext:value-type="float">
            <text:p>79,50</text:p>
          </table:table-cell>
          <table:table-cell table:style-name="ce5"/>
          <table:table-cell table:style-name="ce4" office:value-type="float" office:value="1.5" calcext:value-type="float">
            <text:p>1,5</text:p>
          </table:table-cell>
          <table:table-cell table:style-name="ce8" office:value-type="float" office:value="84" calcext:value-type="float">
            <text:p>84,00</text:p>
          </table:table-cell>
          <table:table-cell table:style-name="ce4" office:value-type="float" office:value="11.1" calcext:value-type="float">
            <text:p>11,1</text:p>
          </table:table-cell>
          <table:table-cell table:style-name="ce4" table:formula="of:=([.F5]/100)*4000000" office:value-type="float" office:value="444000" calcext:value-type="float">
            <text:p>444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float" office:value="106" calcext:value-type="float">
            <text:p>106,00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8" office:value-type="float" office:value="75.3" calcext:value-type="float">
            <text:p>75,30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table:formula="of:=([.F6]/100)*4000000" office:value-type="float" office:value="596000" calcext:value-type="float">
            <text:p>596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2.5" calcext:value-type="float">
            <text:p>2,5</text:p>
          </table:table-cell>
          <table:table-cell table:style-name="ce8" office:value-type="float" office:value="88.6" calcext:value-type="float">
            <text:p>88,60</text:p>
          </table:table-cell>
          <table:table-cell table:style-name="ce5"/>
          <table:table-cell table:style-name="ce4" office:value-type="float" office:value="2.5" calcext:value-type="float">
            <text:p>2,5</text:p>
          </table:table-cell>
          <table:table-cell table:style-name="ce8" office:value-type="float" office:value="94.3" calcext:value-type="float">
            <text:p>94,30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table:formula="of:=([.F7]/100)*4000000" office:value-type="float" office:value="748000" calcext:value-type="float">
            <text:p>748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float" office:value="79.7" calcext:value-type="float">
            <text:p>79,70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8" office:value-type="float" office:value="85" calcext:value-type="float">
            <text:p>85,00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table:formula="of:=([.F8]/100)*4000000" office:value-type="float" office:value="900000" calcext:value-type="float">
            <text:p>900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3.5" calcext:value-type="float">
            <text:p>3,5</text:p>
          </table:table-cell>
          <table:table-cell table:style-name="ce8" office:value-type="float" office:value="93" calcext:value-type="float">
            <text:p>93,00</text:p>
          </table:table-cell>
          <table:table-cell table:style-name="ce5"/>
          <table:table-cell table:style-name="ce4" office:value-type="float" office:value="3.5" calcext:value-type="float">
            <text:p>3,5</text:p>
          </table:table-cell>
          <table:table-cell table:style-name="ce8" office:value-type="float" office:value="99.5" calcext:value-type="float">
            <text:p>99,50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table:formula="of:=([.F9]/100)*4000000" office:value-type="float" office:value="1048000" calcext:value-type="float">
            <text:p>1048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float" office:value="85.2" calcext:value-type="float">
            <text:p>85,20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8" office:value-type="float" office:value="91" calcext:value-type="float">
            <text:p>91,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([.F10]/100)*4000000" office:value-type="float" office:value="1200000" calcext:value-type="float">
            <text:p>1200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4.5" calcext:value-type="float">
            <text:p>4,5</text:p>
          </table:table-cell>
          <table:table-cell table:style-name="ce8" office:value-type="float" office:value="96" calcext:value-type="float">
            <text:p>96,00</text:p>
          </table:table-cell>
          <table:table-cell table:style-name="ce5"/>
          <table:table-cell table:style-name="ce4" office:value-type="float" office:value="4.5" calcext:value-type="float">
            <text:p>4,5</text:p>
          </table:table-cell>
          <table:table-cell table:style-name="ce8" office:value-type="float" office:value="85.5" calcext:value-type="float">
            <text:p>85,50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table:formula="of:=([.F11]/100)*4000000" office:value-type="float" office:value="1352000" calcext:value-type="float">
            <text:p>1352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float" office:value="88.8" calcext:value-type="float">
            <text:p>88,80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8" office:value-type="float" office:value="95.1" calcext:value-type="float">
            <text:p>95,10</text:p>
          </table:table-cell>
          <table:table-cell table:style-name="ce4" office:value-type="float" office:value="37.7" calcext:value-type="float">
            <text:p>37,7</text:p>
          </table:table-cell>
          <table:table-cell table:style-name="ce4" table:formula="of:=([.F12]/100)*4000000" office:value-type="float" office:value="1508000" calcext:value-type="float">
            <text:p>1508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5.5" calcext:value-type="float">
            <text:p>5,5</text:p>
          </table:table-cell>
          <table:table-cell table:style-name="ce8" office:value-type="float" office:value="97.8" calcext:value-type="float">
            <text:p>97,80</text:p>
          </table:table-cell>
          <table:table-cell table:style-name="ce5"/>
          <table:table-cell table:style-name="ce4" office:value-type="float" office:value="5.5" calcext:value-type="float">
            <text:p>5,5</text:p>
          </table:table-cell>
          <table:table-cell table:style-name="ce8" office:value-type="float" office:value="89.8" calcext:value-type="float">
            <text:p>89,80</text:p>
          </table:table-cell>
          <table:table-cell table:style-name="ce4" office:value-type="float" office:value="41.5" calcext:value-type="float">
            <text:p>41,5</text:p>
          </table:table-cell>
          <table:table-cell table:style-name="ce4" table:formula="of:=([.F13]/100)*4000000" office:value-type="float" office:value="1660000" calcext:value-type="float">
            <text:p>1660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float" office:value="91.5" calcext:value-type="float">
            <text:p>91,50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8" office:value-type="float" office:value="98.1" calcext:value-type="float">
            <text:p>98,10</text:p>
          </table:table-cell>
          <table:table-cell table:style-name="ce4" office:value-type="float" office:value="45.3" calcext:value-type="float">
            <text:p>45,3</text:p>
          </table:table-cell>
          <table:table-cell table:style-name="ce4" table:formula="of:=([.F14]/100)*4000000" office:value-type="float" office:value="1812000" calcext:value-type="float">
            <text:p>1812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6.5" calcext:value-type="float">
            <text:p>6,5</text:p>
          </table:table-cell>
          <table:table-cell table:style-name="ce8" office:value-type="float" office:value="99.1" calcext:value-type="float">
            <text:p>99,10</text:p>
          </table:table-cell>
          <table:table-cell table:style-name="ce5"/>
          <table:table-cell table:style-name="ce4" office:value-type="float" office:value="6.5" calcext:value-type="float">
            <text:p>6,5</text:p>
          </table:table-cell>
          <table:table-cell table:style-name="ce8" office:value-type="float" office:value="93.1" calcext:value-type="float">
            <text:p>93,10</text:p>
          </table:table-cell>
          <table:table-cell table:style-name="ce4" office:value-type="float" office:value="49.1" calcext:value-type="float">
            <text:p>49,1</text:p>
          </table:table-cell>
          <table:table-cell table:style-name="ce4" table:formula="of:=([.F15]/100)*4000000" office:value-type="float" office:value="1964000" calcext:value-type="float">
            <text:p>1964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float" office:value="93.3" calcext:value-type="float">
            <text:p>93,30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8" office:value-type="float" office:value="100" calcext:value-type="float">
            <text:p>100,00</text:p>
          </table:table-cell>
          <table:table-cell table:style-name="ce4" office:value-type="float" office:value="52.9" calcext:value-type="float">
            <text:p>52,9</text:p>
          </table:table-cell>
          <table:table-cell table:style-name="ce4" table:formula="of:=([.F16]/100)*4000000" office:value-type="float" office:value="2116000" calcext:value-type="float">
            <text:p>2116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7.5" calcext:value-type="float">
            <text:p>7,5</text:p>
          </table:table-cell>
          <table:table-cell table:style-name="ce8" office:value-type="float" office:value="100" calcext:value-type="float">
            <text:p>100,00</text:p>
          </table:table-cell>
          <table:table-cell table:style-name="ce5"/>
          <table:table-cell table:style-name="ce4" office:value-type="float" office:value="7.5" calcext:value-type="float">
            <text:p>7,5</text:p>
          </table:table-cell>
          <table:table-cell table:style-name="ce8" office:value-type="float" office:value="95.5" calcext:value-type="float">
            <text:p>95,50</text:p>
          </table:table-cell>
          <table:table-cell table:style-name="ce4" office:value-type="float" office:value="56.7" calcext:value-type="float">
            <text:p>56,7</text:p>
          </table:table-cell>
          <table:table-cell table:style-name="ce4" table:formula="of:=([.F17]/100)*4000000" office:value-type="float" office:value="2268000" calcext:value-type="float">
            <text:p>2268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float" office:value="94.8" calcext:value-type="float">
            <text:p>94,80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8" office:value-type="float" office:value="91.7" calcext:value-type="float">
            <text:p>91,70</text:p>
          </table:table-cell>
          <table:table-cell table:style-name="ce4" office:value-type="float" office:value="60.6" calcext:value-type="float">
            <text:p>60,6</text:p>
          </table:table-cell>
          <table:table-cell table:style-name="ce4" table:formula="of:=([.F18]/100)*4000000" office:value-type="float" office:value="2424000" calcext:value-type="float">
            <text:p>2424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8.5" calcext:value-type="float">
            <text:p>8,5</text:p>
          </table:table-cell>
          <table:table-cell table:style-name="ce8" office:value-type="float" office:value="100" calcext:value-type="float">
            <text:p>100,00</text:p>
          </table:table-cell>
          <table:table-cell table:style-name="ce5"/>
          <table:table-cell table:style-name="ce4" office:value-type="float" office:value="8.5" calcext:value-type="float">
            <text:p>8,5</text:p>
          </table:table-cell>
          <table:table-cell table:style-name="ce8" office:value-type="float" office:value="97.6" calcext:value-type="float">
            <text:p>97,60</text:p>
          </table:table-cell>
          <table:table-cell table:style-name="ce4" office:value-type="float" office:value="64.4" calcext:value-type="float">
            <text:p>64,4</text:p>
          </table:table-cell>
          <table:table-cell table:style-name="ce4" table:formula="of:=([.F19]/100)*4000000" office:value-type="float" office:value="2576000" calcext:value-type="float">
            <text:p>2576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float" office:value="96.1" calcext:value-type="float">
            <text:p>96,10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8" office:value-type="float" office:value="94.2" calcext:value-type="float">
            <text:p>94,20</text:p>
          </table:table-cell>
          <table:table-cell table:style-name="ce4" office:value-type="float" office:value="68.4" calcext:value-type="float">
            <text:p>68,4</text:p>
          </table:table-cell>
          <table:table-cell table:style-name="ce4" table:formula="of:=([.F20]/100)*4000000" office:value-type="float" office:value="2736000" calcext:value-type="float">
            <text:p>2736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9.5" calcext:value-type="float">
            <text:p>9,5</text:p>
          </table:table-cell>
          <table:table-cell table:style-name="ce8" office:value-type="float" office:value="92.1" calcext:value-type="float">
            <text:p>92,10</text:p>
          </table:table-cell>
          <table:table-cell table:style-name="ce5"/>
          <table:table-cell table:style-name="ce4" office:value-type="float" office:value="9.5" calcext:value-type="float">
            <text:p>9,5</text:p>
          </table:table-cell>
          <table:table-cell table:style-name="ce8" office:value-type="float" office:value="99.6" calcext:value-type="float">
            <text:p>99,60</text:p>
          </table:table-cell>
          <table:table-cell table:style-name="ce4" office:value-type="float" office:value="72.1" calcext:value-type="float">
            <text:p>72,1</text:p>
          </table:table-cell>
          <table:table-cell table:style-name="ce4" table:formula="of:=([.F21]/100)*4000000" office:value-type="float" office:value="2884000" calcext:value-type="float">
            <text:p>2884000</text:p>
          </table:table-cell>
          <table:table-cell table:style-name="ce5" table:number-columns-repeated="8"/>
          <table:table-cell table:number-columns-repeated="100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97" calcext:value-type="float">
            <text:p>97,00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8" office:value-type="float" office:value="96.4" calcext:value-type="float">
            <text:p>96,40</text:p>
          </table:table-cell>
          <table:table-cell table:style-name="ce4" office:value-type="float" office:value="75.9" calcext:value-type="float">
            <text:p>75,9</text:p>
          </table:table-cell>
          <table:table-cell table:style-name="ce4" table:formula="of:=([.F22]/100)*4000000" office:value-type="float" office:value="3036000" calcext:value-type="float">
            <text:p>3036000</text:p>
          </table:table-cell>
          <table:table-cell table:style-name="ce5" table:number-columns-repeated="8"/>
          <table:table-cell table:number-columns-repeated="1009"/>
        </table:table-row>
        <table:table-row table:style-name="ro1" table:number-rows-repeated="22">
          <table:table-cell table:style-name="ce5"/>
          <table:table-cell table:style-name="ce9"/>
          <table:table-cell table:style-name="ce5" table:number-columns-repeated="2"/>
          <table:table-cell table:style-name="ce9"/>
          <table:table-cell table:style-name="ce5" table:number-columns-repeated="10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07:15:52.851812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1:40:03.354728640</meta:creation-date>
    <dc:date>2019-02-19T10:07:29.845256848</dc:date>
    <meta:editing-duration>PT2H44M48S</meta:editing-duration>
    <meta:editing-cycles>16</meta:editing-cycles>
    <meta:generator>LibreOffice/6.0.7.3$Linux_X86_64 LibreOffice_project/00m0$Build-3</meta:generator>
    <meta:document-statistic meta:table-count="1" meta:cell-count="1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346cm" svg:y="0.316cm" chart:style-name="ch2">
          <text:p>Porcentagem de uso da UCP no teste exclusivo da UCP</text:p>
        </chart:title>
        <chart:legend chart:legend-position="bottom" svg:x="6.863cm" svg:y="8.407cm" style:legend-expansion="wide" chart:style-name="ch3"/>
        <chart:plot-area chart:style-name="ch4" table:cell-range-address="Sheet1.A1:Sheet1.B22" chart:data-source-has-labels="both" svg:x="1.33cm" svg:y="1.275cm" svg:width="14.349cm" svg:height="5.787cm">
          <chartooo:coordinate-region svg:x="2.428cm" svg:y="1.474cm" svg:width="12.879cm" svg:height="4.941cm"/>
          <chart:axis chart:dimension="x" chart:name="primary-x" chart:style-name="ch5" chartooo:axis-type="auto">
            <chartooo:date-scale/>
            <chart:title svg:x="7.732cm" svg:y="7.242cm" chart:style-name="ch6">
              <text:p>segundos</text:p>
            </chart:title>
            <chart:categories table:cell-range-address="Sheet1.A2:Sheet1.A22"/>
          </chart:axis>
          <chart:axis chart:dimension="y" chart:name="primary-y" chart:style-name="ch7">
            <chart:title svg:x="0.451cm" svg:y="4.371cm" chart:style-name="ch8">
              <text:p>%</text:p>
            </chart:title>
            <chart:grid chart:style-name="ch9" chart:class="major"/>
          </chart:axis>
          <chart:series chart:style-name="ch10" chart:values-cell-range-address="Sheet1.B2:Sheet1.B22" chart:label-cell-address="Sheet1.B1:Sheet1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UC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0">
                <text:p>0</text:p>
                <draw:g>
                  <svg:desc>Sheet1.B2:Sheet1.B2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opacity="34%" draw:fill-color="#ff420e" draw:opacity="34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2.325cm" svg:y="0.317cm" chart:style-name="ch2">
          <text:p>Porcentagem de uso da UCP no teste UCP + Memória</text:p>
        </chart:title>
        <chart:legend chart:legend-position="bottom" svg:x="5.423cm" svg:y="8.406cm" style:legend-expansion="wide" chart:style-name="ch3"/>
        <chart:plot-area chart:style-name="ch4" table:cell-range-address="Sheet1.D1:Sheet1.F22" chart:data-source-has-labels="both" svg:x="1.33cm" svg:y="1.275cm" svg:width="14.35cm" svg:height="5.786cm">
          <chartooo:coordinate-region svg:x="1.951cm" svg:y="1.474cm" svg:width="13.356cm" svg:height="4.94cm"/>
          <chart:axis chart:dimension="x" chart:name="primary-x" chart:style-name="ch5" chartooo:axis-type="auto">
            <chartooo:date-scale/>
            <chart:title svg:x="7.733cm" svg:y="7.241cm" chart:style-name="ch6">
              <text:p>segundos</text:p>
            </chart:title>
            <chart:categories table:cell-range-address="Sheet1.D2:Sheet1.D22"/>
          </chart:axis>
          <chart:axis chart:dimension="y" chart:name="primary-y" chart:style-name="ch5">
            <chart:title svg:x="0.451cm" svg:y="4.371cm" chart:style-name="ch7">
              <text:p>%</text:p>
            </chart:title>
            <chart:grid chart:style-name="ch8" chart:class="major"/>
          </chart:axis>
          <chart:series chart:style-name="ch9" chart:values-cell-range-address="Sheet1.E2:Sheet1.E22" chart:label-cell-address="Sheet1.E1:Sheet1.E1" chart:class="chart:line">
            <chart:data-point chart:repeated="21"/>
          </chart:series>
          <chart:series chart:style-name="ch10" chart:values-cell-range-address="Sheet1.F2:Sheet1.F22" chart:label-cell-address="Sheet1.F1:Sheet1.F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UCP</text:p>
                <draw:g>
                  <svg:desc>Sheet1.E1:Sheet1.E1</svg:desc>
                </draw:g>
              </table:table-cell>
              <table:table-cell office:value-type="string">
                <text:p>% Memóri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22</svg:desc>
                </draw:g>
              </table:table-cell>
              <table:table-cell office:value-type="float" office:value="0">
                <text:p>0</text:p>
                <draw:g>
                  <svg:desc>Sheet1.E2:Sheet1.E22</svg:desc>
                </draw:g>
              </table:table-cell>
              <table:table-cell office:value-type="float" office:value="0">
                <text:p>0</text:p>
                <draw:g>
                  <svg:desc>Sheet1.F2:Sheet1.F2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2">
                <text:p>5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4">
                <text:p>8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5.3">
                <text:p>75.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4.3">
                <text:p>94.3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9.5">
                <text:p>99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5.5">
                <text:p>85.5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.1">
                <text:p>95.1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9.8">
                <text:p>89.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8.1">
                <text:p>98.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93.1">
                <text:p>93.1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95.5">
                <text:p>95.5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1.7">
                <text:p>91.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97.6">
                <text:p>97.6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4.2">
                <text:p>94.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9.6">
                <text:p>99.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4">
                <text:p>96.4</text:p>
              </table:table-cell>
              <table:table-cell office:value-type="float" office:value="75.9">
                <text:p>75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3cm" svg:y="0.316cm" chart:style-name="ch2">
          <text:p>Uso de Memória pelo processo filho, em Kilobytes</text:p>
        </chart:title>
        <chart:legend chart:legend-position="bottom" svg:x="6.176cm" svg:y="8.401cm" style:legend-expansion="wide" chart:style-name="ch3"/>
        <chart:plot-area chart:style-name="ch4" table:cell-range-address="Sheet1.D1:Sheet1.D22 Sheet1.G1:Sheet1.G22" chart:data-source-has-labels="both" svg:x="1.331cm" svg:y="1.275cm" svg:width="14.349cm" svg:height="5.781cm">
          <chartooo:coordinate-region svg:x="2.878cm" svg:y="1.474cm" svg:width="12.615cm" svg:height="4.935cm"/>
          <chart:axis chart:dimension="x" chart:name="primary-x" chart:style-name="ch5" chartooo:axis-type="auto">
            <chartooo:date-scale/>
            <chart:title svg:x="7.733cm" svg:y="7.236cm" chart:style-name="ch6">
              <text:p>segundos</text:p>
            </chart:title>
            <chart:categories table:cell-range-address="Sheet1.D2:Sheet1.D22"/>
          </chart:axis>
          <chart:axis chart:dimension="y" chart:name="primary-y" chart:style-name="ch5">
            <chart:title svg:x="0.451cm" svg:y="4.857cm" chart:style-name="ch7">
              <text:p>kilobytes</text:p>
            </chart:title>
            <chart:grid chart:style-name="ch8" chart:class="major"/>
          </chart:axis>
          <chart:series chart:style-name="ch9" chart:values-cell-range-address="Sheet1.G2:Sheet1.G22" chart:label-cell-address="Sheet1.G1:Sheet1.G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o de Memóri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22</svg:desc>
                </draw:g>
              </table:table-cell>
              <table:table-cell office:value-type="float" office:value="0">
                <text:p>0</text:p>
                <draw:g>
                  <svg:desc>Sheet1.G2:Sheet1.G2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2000">
                <text:p>29200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44000">
                <text:p>4440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6000">
                <text:p>59600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748000">
                <text:p>7480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048000">
                <text:p>1048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352000">
                <text:p>1352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08000">
                <text:p>1508000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660000">
                <text:p>166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12000">
                <text:p>181200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964000">
                <text:p>1964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16000">
                <text:p>211600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268000">
                <text:p>2268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24000">
                <text:p>242400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576000">
                <text:p>2576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36000">
                <text:p>2736000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884000">
                <text:p>2884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36000">
                <text:p>3036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